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45.9pt"/>
    </style:style>
    <style:style style:name="co7" style:family="table-column">
      <style:table-column-properties fo:break-before="auto" style:column-width="171.3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rownian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GM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Deep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string" calcext:value-type="string">
            <text:p>D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0[0]</text:p>
          </table:table-cell>
          <table:table-cell office:value-type="float" office:value="1.50794355509168" calcext:value-type="float">
            <text:p>1.50794355509168</text:p>
          </table:table-cell>
          <table:table-cell office:value-type="float" office:value="1.32341378859196" calcext:value-type="float">
            <text:p>1.32341378859196</text:p>
          </table:table-cell>
          <table:table-cell/>
          <table:table-cell office:value-type="string" calcext:value-type="string">
            <text:p>v0[0]</text:p>
          </table:table-cell>
          <table:table-cell office:value-type="float" office:value="1.10397635857757" calcext:value-type="float">
            <text:p>1.10397635857757</text:p>
          </table:table-cell>
          <table:table-cell office:value-type="float" office:value="1.11063670833674" calcext:value-type="float">
            <text:p>1.11063670833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[0]</text:p>
          </table:table-cell>
          <table:table-cell office:value-type="float" office:value="0.874133936553124" calcext:value-type="float">
            <text:p>0.874133936553124</text:p>
          </table:table-cell>
          <table:table-cell office:value-type="float" office:value="1.25380495416017" calcext:value-type="float">
            <text:p>1.25380495416017</text:p>
          </table:table-cell>
          <table:table-cell/>
          <table:table-cell office:value-type="string" calcext:value-type="string">
            <text:p>beta[0]</text:p>
          </table:table-cell>
          <table:table-cell office:value-type="float" office:value="0.377210989485632" calcext:value-type="float">
            <text:p>0.377210989485632</text:p>
          </table:table-cell>
          <table:table-cell office:value-type="float" office:value="0.657657089862054" calcext:value-type="float">
            <text:p>0.657657089862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[0]</text:p>
          </table:table-cell>
          <table:table-cell office:value-type="float" office:value="-0.478072538698986" calcext:value-type="float">
            <text:p>-0.478072538698986</text:p>
          </table:table-cell>
          <table:table-cell office:value-type="float" office:value="-1.56353499905559" calcext:value-type="float">
            <text:p>-1.56353499905559</text:p>
          </table:table-cell>
          <table:table-cell/>
          <table:table-cell office:value-type="string" calcext:value-type="string">
            <text:p>b[0]</text:p>
          </table:table-cell>
          <table:table-cell table:number-columns-repeated="2" office:value-type="float" office:value="0.430822830310663" calcext:value-type="float">
            <text:p>0.430822830310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[0]</text:p>
          </table:table-cell>
          <table:table-cell office:value-type="float" office:value="3.89295986651099" calcext:value-type="float">
            <text:p>3.89295986651099</text:p>
          </table:table-cell>
          <table:table-cell office:value-type="float" office:value="1.14394473331697" calcext:value-type="float">
            <text:p>1.14394473331697</text:p>
          </table:table-cell>
          <table:table-cell/>
          <table:table-cell office:value-type="string" calcext:value-type="string">
            <text:p>sigma[0]</text:p>
          </table:table-cell>
          <table:table-cell table:number-columns-repeated="2" office:value-type="float" office:value="2.14732669594539" calcext:value-type="float">
            <text:p>2.14732669594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[0]</text:p>
          </table:table-cell>
          <table:table-cell office:value-type="float" office:value="9.50069873691722" calcext:value-type="float">
            <text:p>9.50069873691722</text:p>
          </table:table-cell>
          <table:table-cell office:value-type="float" office:value="0.761984263643727" calcext:value-type="float">
            <text:p>0.761984263643727</text:p>
          </table:table-cell>
          <table:table-cell/>
          <table:table-cell office:value-type="string" calcext:value-type="string">
            <text:p>eta[0]</text:p>
          </table:table-cell>
          <table:table-cell table:number-columns-repeated="2" office:value-type="float" office:value="1.72083693197614" calcext:value-type="float">
            <text:p>1.72083693197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[0]</text:p>
          </table:table-cell>
          <table:table-cell office:value-type="float" office:value="0.26712189961176" calcext:value-type="float">
            <text:p>0.26712189961176</text:p>
          </table:table-cell>
          <table:table-cell office:value-type="float" office:value="0.433983727587656" calcext:value-type="float">
            <text:p>0.433983727587656</text:p>
          </table:table-cell>
          <table:table-cell/>
          <table:table-cell office:value-type="string" calcext:value-type="string">
            <text:p>theta[0]</text:p>
          </table:table-cell>
          <table:table-cell table:number-columns-repeated="2" office:value-type="float" office:value="1.93381089225302" calcext:value-type="float">
            <text:p>1.93381089225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[0]</text:p>
          </table:table-cell>
          <table:table-cell office:value-type="float" office:value="1.99999839450056" calcext:value-type="float">
            <text:p>1.99999839450056</text:p>
          </table:table-cell>
          <table:table-cell office:value-type="float" office:value="1.86772217616355" calcext:value-type="float">
            <text:p>1.86772217616355</text:p>
          </table:table-cell>
          <table:table-cell/>
          <table:table-cell office:value-type="string" calcext:value-type="string">
            <text:p>alpha[0]</text:p>
          </table:table-cell>
          <table:table-cell table:number-columns-repeated="2" office:value-type="float" office:value="1.16974443124314" calcext:value-type="float">
            <text:p>1.16974443124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0[1]</text:p>
          </table:table-cell>
          <table:table-cell office:value-type="float" office:value="0.374043268772849" calcext:value-type="float">
            <text:p>0.374043268772849</text:p>
          </table:table-cell>
          <table:table-cell office:value-type="float" office:value="0.449631928085341" calcext:value-type="float">
            <text:p>0.449631928085341</text:p>
          </table:table-cell>
          <table:table-cell/>
          <table:table-cell office:value-type="string" calcext:value-type="string">
            <text:p>betaL[0]</text:p>
          </table:table-cell>
          <table:table-cell table:number-columns-repeated="2" office:value-type="float" office:value="-0.162204986250425" calcext:value-type="float">
            <text:p>-0.162204986250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[1]</text:p>
          </table:table-cell>
          <table:table-cell office:value-type="float" office:value="1.63333494817988" calcext:value-type="float">
            <text:p>1.63333494817988</text:p>
          </table:table-cell>
          <table:table-cell office:value-type="float" office:value="0.519045362120135" calcext:value-type="float">
            <text:p>0.519045362120135</text:p>
          </table:table-cell>
          <table:table-cell/>
          <table:table-cell office:value-type="string" calcext:value-type="string">
            <text:p>G[0]</text:p>
          </table:table-cell>
          <table:table-cell table:number-columns-repeated="2" office:value-type="float" office:value="3.03131124975578" calcext:value-type="float">
            <text:p>3.03131124975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[1]</text:p>
          </table:table-cell>
          <table:table-cell office:value-type="float" office:value="0.962907374772841" calcext:value-type="float">
            <text:p>0.962907374772841</text:p>
          </table:table-cell>
          <table:table-cell office:value-type="float" office:value="-0.161851617254121" calcext:value-type="float">
            <text:p>-0.161851617254121</text:p>
          </table:table-cell>
          <table:table-cell/>
          <table:table-cell office:value-type="string" calcext:value-type="string">
            <text:p>M[0]</text:p>
          </table:table-cell>
          <table:table-cell table:number-columns-repeated="2" office:value-type="float" office:value="0.795291654905014" calcext:value-type="float">
            <text:p>0.795291654905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[1]</text:p>
          </table:table-cell>
          <table:table-cell office:value-type="float" office:value="0.195556745591242" calcext:value-type="float">
            <text:p>0.195556745591242</text:p>
          </table:table-cell>
          <table:table-cell office:value-type="float" office:value="1.11410506605254" calcext:value-type="float">
            <text:p>1.11410506605254</text:p>
          </table:table-cell>
          <table:table-cell/>
          <table:table-cell office:value-type="string" calcext:value-type="string">
            <text:p>Y[0]</text:p>
          </table:table-cell>
          <table:table-cell table:number-columns-repeated="2" office:value-type="float" office:value="1.76752259570495" calcext:value-type="float">
            <text:p>1.76752259570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[1]</text:p>
          </table:table-cell>
          <table:table-cell office:value-type="float" office:value="0.519390643724783" calcext:value-type="float">
            <text:p>0.519390643724783</text:p>
          </table:table-cell>
          <table:table-cell office:value-type="float" office:value="1.039607866361" calcext:value-type="float">
            <text:p>1.039607866361</text:p>
          </table:table-cell>
          <table:table-cell/>
          <table:table-cell office:value-type="string" calcext:value-type="string">
            <text:p>v0[1]</text:p>
          </table:table-cell>
          <table:table-cell office:value-type="float" office:value="0.196522257144991" calcext:value-type="float">
            <text:p>0.196522257144991</text:p>
          </table:table-cell>
          <table:table-cell office:value-type="float" office:value="0.185488711335062" calcext:value-type="float">
            <text:p>0.185488711335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[1]</text:p>
          </table:table-cell>
          <table:table-cell office:value-type="float" office:value="0.301171551656103" calcext:value-type="float">
            <text:p>0.301171551656103</text:p>
          </table:table-cell>
          <table:table-cell office:value-type="float" office:value="0.269458177135223" calcext:value-type="float">
            <text:p>0.269458177135223</text:p>
          </table:table-cell>
          <table:table-cell/>
          <table:table-cell office:value-type="string" calcext:value-type="string">
            <text:p>beta[1]</text:p>
          </table:table-cell>
          <table:table-cell office:value-type="float" office:value="1.75242237523614" calcext:value-type="float">
            <text:p>1.75242237523614</text:p>
          </table:table-cell>
          <table:table-cell office:value-type="float" office:value="1.77821344358466" calcext:value-type="float">
            <text:p>1.77821344358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[1]</text:p>
          </table:table-cell>
          <table:table-cell office:value-type="float" office:value="1.75597259890807" calcext:value-type="float">
            <text:p>1.75597259890807</text:p>
          </table:table-cell>
          <table:table-cell office:value-type="float" office:value="1.85844736733166" calcext:value-type="float">
            <text:p>1.85844736733166</text:p>
          </table:table-cell>
          <table:table-cell/>
          <table:table-cell office:value-type="string" calcext:value-type="string">
            <text:p>b[1]</text:p>
          </table:table-cell>
          <table:table-cell table:number-columns-repeated="2" office:value-type="float" office:value="-0.734674042436223" calcext:value-type="float">
            <text:p>-0.7346740424362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gma[1]</text:p>
          </table:table-cell>
          <table:table-cell table:number-columns-repeated="2" office:value-type="float" office:value="1.11738594383766" calcext:value-type="float">
            <text:p>1.117385943837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ta[1]</text:p>
          </table:table-cell>
          <table:table-cell table:number-columns-repeated="2" office:value-type="float" office:value="2.18554691063385" calcext:value-type="float">
            <text:p>2.185546910633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eta[1]</text:p>
          </table:table-cell>
          <table:table-cell table:number-columns-repeated="2" office:value-type="float" office:value="0.65273328494964" calcext:value-type="float">
            <text:p>0.652733284949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pha[1]</text:p>
          </table:table-cell>
          <table:table-cell table:number-columns-repeated="2" office:value-type="float" office:value="1.11223586311914" calcext:value-type="float">
            <text:p>1.112235863119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etaL[1]</text:p>
          </table:table-cell>
          <table:table-cell table:number-columns-repeated="2" office:value-type="float" office:value="0.880649096369002" calcext:value-type="float">
            <text:p>0.8806490963690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[1]</text:p>
          </table:table-cell>
          <table:table-cell table:number-columns-repeated="2" office:value-type="float" office:value="0.597113352270995" calcext:value-type="float">
            <text:p>0.5971133522709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[1]</text:p>
          </table:table-cell>
          <table:table-cell table:number-columns-repeated="2" office:value-type="float" office:value="0.228206811112912" calcext:value-type="float">
            <text:p>0.2282068111129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Y[1]</text:p>
          </table:table-cell>
          <table:table-cell table:number-columns-repeated="2" office:value-type="float" office:value="1.23899181783943" calcext:value-type="float">
            <text:p>1.23899181783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aJPY[0]</text:p>
          </table:table-cell>
          <table:table-cell table:number-columns-repeated="2" office:value-type="float" office:value="0.908731867440343" calcext:value-type="float">
            <text:p>0.908731867440343</text:p>
          </table:table-cell>
          <table:table-cell/>
          <table:table-cell office:value-type="string" calcext:value-type="string">
            <text:p>zetaJPY[0]</text:p>
          </table:table-cell>
          <table:table-cell office:value-type="float" office:value="1.23227745424482" calcext:value-type="float">
            <text:p>1.23227745424482</text:p>
          </table:table-cell>
          <table:table-cell office:value-type="float" office:value="1.24661079663495" calcext:value-type="float">
            <text:p>1.24661079663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aUSD[0]</text:p>
          </table:table-cell>
          <table:table-cell office:value-type="float" office:value="0.0435764224836339" calcext:value-type="float">
            <text:p>0.043576422483634</text:p>
          </table:table-cell>
          <table:table-cell office:value-type="float" office:value="0.0124939653133989" calcext:value-type="float">
            <text:p>0.012493965313399</text:p>
          </table:table-cell>
          <table:table-cell/>
          <table:table-cell office:value-type="string" calcext:value-type="string">
            <text:p>zetaUSD[0]</text:p>
          </table:table-cell>
          <table:table-cell table:number-columns-repeated="2" office:value-type="float" office:value="0.272444725723501" calcext:value-type="float">
            <text:p>0.272444725723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aEUR[0]</text:p>
          </table:table-cell>
          <table:table-cell office:value-type="float" office:value="0.00709226236004472" calcext:value-type="float">
            <text:p>0.007092262360045</text:p>
          </table:table-cell>
          <table:table-cell table:style-name="ce2" office:value-type="float" office:value="0.000872072475032818" calcext:value-type="float">
            <text:p>8.72E-04</text:p>
          </table:table-cell>
          <table:table-cell/>
          <table:table-cell office:value-type="string" calcext:value-type="string">
            <text:p>zetaEUR[0]</text:p>
          </table:table-cell>
          <table:table-cell office:value-type="float" office:value="0.089747416065187" calcext:value-type="float">
            <text:p>0.089747416065187</text:p>
          </table:table-cell>
          <table:table-cell office:value-type="float" office:value="0.0973520828457093" calcext:value-type="float">
            <text:p>0.097352082845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aJPY[1]</text:p>
          </table:table-cell>
          <table:table-cell table:number-columns-repeated="2" office:value-type="float" office:value="0.513603145872075" calcext:value-type="float">
            <text:p>0.513603145872075</text:p>
          </table:table-cell>
          <table:table-cell/>
          <table:table-cell office:value-type="string" calcext:value-type="string">
            <text:p>zetaJPY[1]</text:p>
          </table:table-cell>
          <table:table-cell office:value-type="float" office:value="1.07595738836603" calcext:value-type="float">
            <text:p>1.07595738836603</text:p>
          </table:table-cell>
          <table:table-cell office:value-type="float" office:value="1.06125661477822" calcext:value-type="float">
            <text:p>1.06125661477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aUSD[1]</text:p>
          </table:table-cell>
          <table:table-cell office:value-type="float" office:value="0.0941024978678668" calcext:value-type="float">
            <text:p>0.094102497867867</text:p>
          </table:table-cell>
          <table:table-cell office:value-type="float" office:value="0.0651797985199657" calcext:value-type="float">
            <text:p>0.065179798519966</text:p>
          </table:table-cell>
          <table:table-cell/>
          <table:table-cell office:value-type="string" calcext:value-type="string">
            <text:p>zetaUSD[1]</text:p>
          </table:table-cell>
          <table:table-cell office:value-type="float" office:value="0.0921840045562841" calcext:value-type="float">
            <text:p>0.092184004556284</text:p>
          </table:table-cell>
          <table:table-cell office:value-type="float" office:value="0.0604696331615103" calcext:value-type="float">
            <text:p>0.06046963316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aEUR[1]</text:p>
          </table:table-cell>
          <table:table-cell office:value-type="float" office:value="0.0304988070900132" calcext:value-type="float">
            <text:p>0.030498807090013</text:p>
          </table:table-cell>
          <table:table-cell office:value-type="float" office:value="0.0299547251612067" calcext:value-type="float">
            <text:p>0.029954725161207</text:p>
          </table:table-cell>
          <table:table-cell/>
          <table:table-cell office:value-type="string" calcext:value-type="string">
            <text:p>zetaEUR[1]</text:p>
          </table:table-cell>
          <table:table-cell office:value-type="float" office:value="0.0259731897218594" calcext:value-type="float">
            <text:p>0.025973189721859</text:p>
          </table:table-cell>
          <table:table-cell office:value-type="float" office:value="0.0244220591067791" calcext:value-type="float">
            <text:p>0.024422059106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JPY[0]</text:p>
          </table:table-cell>
          <table:table-cell office:value-type="float" office:value="0.562950780988524" calcext:value-type="float">
            <text:p>0.562950780988524</text:p>
          </table:table-cell>
          <table:table-cell office:value-type="float" office:value="0.565167815890087" calcext:value-type="float">
            <text:p>0.565167815890087</text:p>
          </table:table-cell>
          <table:table-cell/>
          <table:table-cell office:value-type="string" calcext:value-type="string">
            <text:p>lambdaJPY[0]</text:p>
          </table:table-cell>
          <table:table-cell table:number-columns-repeated="2" office:value-type="float" office:value="0.97926573069428" calcext:value-type="float">
            <text:p>0.97926573069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USD[0]</text:p>
          </table:table-cell>
          <table:table-cell office:value-type="float" office:value="0.496947332434064" calcext:value-type="float">
            <text:p>0.496947332434064</text:p>
          </table:table-cell>
          <table:table-cell office:value-type="float" office:value="0.395807527273693" calcext:value-type="float">
            <text:p>0.395807527273693</text:p>
          </table:table-cell>
          <table:table-cell/>
          <table:table-cell office:value-type="string" calcext:value-type="string">
            <text:p>lambdaUSD[0]</text:p>
          </table:table-cell>
          <table:table-cell table:number-columns-repeated="2" office:value-type="float" office:value="0.328628359335185" calcext:value-type="float">
            <text:p>0.328628359335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EUR[0]</text:p>
          </table:table-cell>
          <table:table-cell office:value-type="float" office:value="0.588516968430805" calcext:value-type="float">
            <text:p>0.588516968430805</text:p>
          </table:table-cell>
          <table:table-cell office:value-type="float" office:value="0.58201127717281" calcext:value-type="float">
            <text:p>0.58201127717281</text:p>
          </table:table-cell>
          <table:table-cell/>
          <table:table-cell office:value-type="string" calcext:value-type="string">
            <text:p>lambdaEUR[0]</text:p>
          </table:table-cell>
          <table:table-cell table:number-columns-repeated="2" office:value-type="float" office:value="0.162603363132381" calcext:value-type="float">
            <text:p>0.16260336313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JPY[1]</text:p>
          </table:table-cell>
          <table:table-cell table:number-columns-repeated="2" office:value-type="float" office:value="1.31903269403178" calcext:value-type="float">
            <text:p>1.31903269403178</text:p>
          </table:table-cell>
          <table:table-cell/>
          <table:table-cell office:value-type="string" calcext:value-type="string">
            <text:p>lambdaJPY[1]</text:p>
          </table:table-cell>
          <table:table-cell table:number-columns-repeated="2" office:value-type="float" office:value="0.763903190634942" calcext:value-type="float">
            <text:p>0.763903190634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USD[1]</text:p>
          </table:table-cell>
          <table:table-cell office:value-type="float" office:value="0.721046777765731" calcext:value-type="float">
            <text:p>0.721046777765731</text:p>
          </table:table-cell>
          <table:table-cell office:value-type="float" office:value="0.674724299169231" calcext:value-type="float">
            <text:p>0.674724299169231</text:p>
          </table:table-cell>
          <table:table-cell/>
          <table:table-cell office:value-type="string" calcext:value-type="string">
            <text:p>lambdaUSD[1]</text:p>
          </table:table-cell>
          <table:table-cell table:number-columns-repeated="2" office:value-type="float" office:value="-0.0148385978530945" calcext:value-type="float">
            <text:p>-0.014838597853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EUR[1]</text:p>
          </table:table-cell>
          <table:table-cell office:value-type="float" office:value="0.887276223093967" calcext:value-type="float">
            <text:p>0.887276223093967</text:p>
          </table:table-cell>
          <table:table-cell office:value-type="float" office:value="1.04928190151992" calcext:value-type="float">
            <text:p>1.04928190151992</text:p>
          </table:table-cell>
          <table:table-cell/>
          <table:table-cell office:value-type="string" calcext:value-type="string">
            <text:p>lambdaEUR[1]</text:p>
          </table:table-cell>
          <table:table-cell table:number-columns-repeated="2" office:value-type="float" office:value="0.040495885550795" calcext:value-type="float">
            <text:p>0.040495885550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5:02:49.447893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08:50:15.931135971</meta:creation-date>
    <dc:date>2021-06-14T15:12:44.181916919</dc:date>
    <meta:editing-duration>PT30M54S</meta:editing-duration>
    <meta:editing-cycles>2</meta:editing-cycles>
    <meta:generator>LibreOffice/6.0.7.3$Linux_X86_64 LibreOffice_project/00m0$Build-3</meta:generator>
    <meta:document-statistic meta:table-count="1" meta:cell-count="186" meta:object-count="0"/>
  </office:meta>
</office:document-meta>
</file>